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IndexReader.SharedIndexReader( CachingIndex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ndexReader.termDocs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ndexReader.getParent( int n , BitSet dele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ndexReader.getCreationT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ndexReader.get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